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24-02-07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23-01-3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22-02-0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7-04-21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7-04-21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7-04-2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7-04-2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7-04-20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7-04-2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7-04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7-02-1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6-11-17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6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5-10-20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5-02-11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4-11-05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4-02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3-10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3-02-14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2-07-2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2-02-1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1-12-0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1-05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1-02-1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0-11-18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10-02-1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9-09-3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9-02-1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8-05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8-02-12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7-12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7-10-0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7-06-20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7-02-13 0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6-12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6-12-07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55891</text:p>
          </table:table-cell>
          <table:table-cell office:value-type="string" calcext:value-type="string">
            <text:p>2006-12-0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